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svg:stroke-width="0.102cm" svg:stroke-color="#c5000b" draw:marker-start-width="0.509cm" draw:marker-end-width="0.509cm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27cm" svg:stroke-color="#000000" draw:marker-start-width="0.571cm" draw:marker-end-width="0.571cm" draw:fill="none" draw:textarea-horizontal-align="justify" draw:textarea-vertical-align="middle" draw:auto-grow-height="false" fo:min-height="13.594cm" fo:min-width="17.154cm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7.905cm" svg:y="3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2.905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3.905cm" svg:y="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6.905cm" svg:y="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4.905cm" svg:y="9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8.905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81cm" svg:height="0.381cm" svg:x="8.705cm" svg:y="2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381cm" svg:height="0.381cm" svg:x="11.905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9.305cm" svg:y="9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81cm" svg:height="0.381cm" svg:x="16.305cm" svg:y="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81cm" svg:height="0.381cm" svg:x="17.905cm" svg:y="10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2.305cm" svg:y="10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9.305cm" svg:y="12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5.905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0.205cm" svg:y="4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4.905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.558cm" svg:y1="2.528cm" svg:x2="8.705cm" svg:y2="2.524cm" draw:end-shape="id1" svg:d="M1558 2528h3323v-4h3824" svg:viewBox="0 0 7148 5">
          <text:p/>
        </draw:connector>
        <draw:connector draw:style-name="gr2" draw:text-style-name="P1" draw:layer="layout" svg:x1="8.896cm" svg:y1="2.715cm" svg:x2="11.905cm" svg:y2="4.325cm" draw:start-shape="id1" draw:start-glue-point="8" draw:end-shape="id2" draw:end-glue-point="6" svg:d="M8896 2715v1610h3009" svg:viewBox="0 0 3010 1611">
          <text:p/>
        </draw:connector>
        <draw:connector draw:style-name="gr2" draw:text-style-name="P1" draw:layer="layout" svg:x1="12.096cm" svg:y1="4.515cm" svg:x2="16.305cm" svg:y2="7.525cm" draw:start-shape="id2" draw:start-glue-point="8" draw:end-shape="id3" draw:end-glue-point="6" svg:d="M12096 4515v3010h4209" svg:viewBox="0 0 4210 3011">
          <text:p/>
        </draw:connector>
        <draw:connector draw:style-name="gr2" draw:text-style-name="P1" draw:layer="layout" svg:x1="17.905cm" svg:y1="10.525cm" svg:x2="16.496cm" svg:y2="7.715cm" draw:start-shape="id4" draw:start-glue-point="6" draw:end-shape="id3" draw:end-glue-point="8" svg:d="M17905 10525h-1409v-2810" svg:viewBox="0 0 1410 2811">
          <text:p/>
        </draw:connector>
        <draw:connector draw:style-name="gr2" draw:text-style-name="P1" draw:layer="layout" svg:x1="18.096cm" svg:y1="10.715cm" svg:x2="18.098cm" svg:y2="14.5cm" draw:start-shape="id4" draw:start-glue-point="8" svg:d="M18096 10715v2143h2v1642" svg:viewBox="0 0 3 3786">
          <text:p/>
        </draw:connector>
        <draw:custom-shape draw:style-name="gr3" draw:text-style-name="P2" draw:layer="layout" svg:width="17.78cm" svg:height="13.97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1:51:52.804032024</meta:creation-date>
    <dc:date>2016-10-15T16:12:52.515177312</dc:date>
    <dc:creator>and </dc:creator>
    <meta:editing-duration>PT1H14M36S</meta:editing-duration>
    <meta:editing-cycles>5</meta:editing-cycles>
    <meta:generator>LibreOffice/5.0.6.2$Linux_X86_64 LibreOffice_project/00m0$Build-2</meta:generator>
    <meta:document-statistic meta:object-count="22"/>
  </office:meta>
</office:document-meta>
</file>